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172a02" officeooo:paragraph-rsid="00172a02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72a02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 officeooo:paragraph-rsid="001efb9b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2791c8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1efb9b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2b5ac6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355cc1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3af168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d856" officeooo:paragraph-rsid="001ad856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d856" officeooo:paragraph-rsid="001c1671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d856" officeooo:paragraph-rsid="001d9770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0bbc9" officeooo:paragraph-rsid="00219e97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efb9b" officeooo:paragraph-rsid="001efb9b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efb9b" officeooo:paragraph-rsid="00230937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6abbf" officeooo:paragraph-rsid="0026abbf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791c8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b5ac6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c2c5f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dc114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e5766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f46f4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f581b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2f85ac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32e2e1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34d7aa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355cc1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c2c5f" officeooo:paragraph-rsid="002c2c5f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e5766" officeooo:paragraph-rsid="002e5766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e5766" officeooo:paragraph-rsid="002f46f4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0935c" officeooo:paragraph-rsid="0030935c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55cc1" officeooo:paragraph-rsid="00355cc1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55cc1" officeooo:paragraph-rsid="0035d430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55cc1" officeooo:paragraph-rsid="00381c8d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55cc1" officeooo:paragraph-rsid="003af168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c1671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efb9b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19e97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30937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39d87"/>
    </style:style>
    <style:style style:name="P4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5f5e5"/>
    </style:style>
    <style:style style:name="P4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6abbf"/>
    </style:style>
    <style:style style:name="P4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791c8"/>
    </style:style>
    <style:style style:name="P4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b5ac6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c2c5f"/>
    </style:style>
    <style:style style:name="P4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dc114"/>
    </style:style>
    <style:style style:name="P5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e5766"/>
    </style:style>
    <style:style style:name="P5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f46f4"/>
    </style:style>
    <style:style style:name="P5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f581b"/>
    </style:style>
    <style:style style:name="P5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f85ac"/>
    </style:style>
    <style:style style:name="P5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2e2e1"/>
    </style:style>
    <style:style style:name="P5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4d7aa"/>
    </style:style>
    <style:style style:name="P5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55cc1"/>
    </style:style>
    <style:style style:name="P5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5d430"/>
    </style:style>
    <style:style style:name="P5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81c8d"/>
    </style:style>
    <style:style style:name="P5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af168"/>
    </style:style>
    <style:style style:name="P6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weight="normal" officeooo:paragraph-rsid="00239d87" style:font-weight-asian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26abbf" officeooo:paragraph-rsid="0026abbf"/>
    </style:style>
    <style:style style:name="P62" style:family="paragraph" style:parent-style-name="Standard">
      <style:text-properties officeooo:paragraph-rsid="001efb9b"/>
    </style:style>
    <style:style style:name="P6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c2c5f" officeooo:paragraph-rsid="002f581b"/>
    </style:style>
    <style:style style:name="P6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2e2e1" officeooo:paragraph-rsid="0032e2e1"/>
    </style:style>
    <style:style style:name="P6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3af168"/>
    </style:style>
    <style:style style:name="P6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791c8" officeooo:paragraph-rsid="003c5d48"/>
    </style:style>
    <style:style style:name="P6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3e1d01" officeooo:paragraph-rsid="003e1d01"/>
    </style:style>
    <style:style style:name="P6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400e74" officeooo:paragraph-rsid="00400e74"/>
    </style:style>
    <style:style style:name="P6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d856" officeooo:paragraph-rsid="001d9770"/>
    </style:style>
    <style:style style:name="P7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d856" officeooo:paragraph-rsid="001c1671"/>
    </style:style>
    <style:style style:name="P7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26abbf" officeooo:paragraph-rsid="0026abbf"/>
    </style:style>
    <style:style style:name="P7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 style:font-weight-asian="bold" style:font-weight-complex="bold"/>
    </style:style>
    <style:style style:name="P7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c5d48"/>
    </style:style>
    <style:style style:name="P7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3e1d01"/>
    </style:style>
    <style:style style:name="P7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400e74"/>
    </style:style>
    <style:style style:name="P7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c1671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373a3c" style:font-name="apple-system" fo:font-size="9pt" fo:letter-spacing="normal" fo:font-style="normal" fo:font-weight="bold"/>
    </style:style>
    <style:style style:name="T2" style:family="text">
      <style:text-properties fo:font-variant="normal" fo:text-transform="none" fo:color="#373a3c" style:font-name="apple-system" fo:font-size="9pt" fo:letter-spacing="normal" fo:font-style="normal" fo:font-weight="normal"/>
    </style:style>
    <style:style style:name="T3" style:family="text">
      <style:text-properties fo:font-variant="normal" fo:text-transform="none" fo:color="#373a3c" style:font-name="apple-system" fo:font-size="9pt" fo:letter-spacing="normal" fo:font-style="normal" fo:font-weight="normal" officeooo:rsid="001ad856"/>
    </style:style>
    <style:style style:name="T4" style:family="text">
      <style:text-properties fo:font-variant="normal" fo:text-transform="none" fo:color="#373a3c" style:font-name="apple-system" fo:font-size="9pt" fo:letter-spacing="normal" fo:font-style="normal" fo:font-weight="normal" officeooo:rsid="001c1671"/>
    </style:style>
    <style:style style:name="T5" style:family="text">
      <style:text-properties fo:font-variant="normal" fo:text-transform="none" fo:color="#373a3c" style:font-name="apple-system" fo:font-size="9pt" fo:letter-spacing="normal" fo:font-style="normal" fo:font-weight="normal" officeooo:rsid="001efb9b"/>
    </style:style>
    <style:style style:name="T6" style:family="text">
      <style:text-properties fo:font-variant="normal" fo:text-transform="none" fo:color="#373a3c" style:font-name="apple-system" fo:font-size="9pt" fo:letter-spacing="normal" fo:font-style="normal" fo:font-weight="normal" officeooo:rsid="00219e97"/>
    </style:style>
    <style:style style:name="T7" style:family="text">
      <style:text-properties fo:font-variant="normal" fo:text-transform="none" fo:color="#373a3c" style:font-name="apple-system" fo:font-size="9pt" fo:letter-spacing="normal" fo:font-style="normal" fo:font-weight="normal" officeooo:rsid="00230937"/>
    </style:style>
    <style:style style:name="T8" style:family="text">
      <style:text-properties fo:font-variant="normal" fo:text-transform="none" fo:color="#373a3c" style:font-name="apple-system" fo:font-size="9pt" fo:letter-spacing="normal" fo:font-style="normal" fo:font-weight="normal" officeooo:rsid="00239d87"/>
    </style:style>
    <style:style style:name="T9" style:family="text">
      <style:text-properties fo:font-variant="normal" fo:text-transform="none" fo:color="#373a3c" style:font-name="apple-system" fo:font-size="9pt" fo:letter-spacing="normal" fo:font-style="normal" fo:font-weight="normal" officeooo:rsid="00246f95"/>
    </style:style>
    <style:style style:name="T10" style:family="text">
      <style:text-properties fo:font-variant="normal" fo:text-transform="none" fo:color="#373a3c" style:font-name="apple-system" fo:font-size="9pt" fo:letter-spacing="normal" fo:font-style="normal" fo:font-weight="normal" officeooo:rsid="0025f5e5"/>
    </style:style>
    <style:style style:name="T11" style:family="text">
      <style:text-properties fo:font-variant="normal" fo:text-transform="none" fo:color="#373a3c" style:font-name="apple-system" fo:font-size="9pt" fo:letter-spacing="normal" fo:font-style="normal" fo:font-weight="normal" officeooo:rsid="0026abbf"/>
    </style:style>
    <style:style style:name="T12" style:family="text">
      <style:text-properties fo:font-variant="normal" fo:text-transform="none" fo:color="#373a3c" style:font-name="apple-system" fo:font-size="9pt" fo:letter-spacing="normal" fo:font-style="normal" fo:font-weight="normal" officeooo:rsid="002791c8"/>
    </style:style>
    <style:style style:name="T13" style:family="text">
      <style:text-properties fo:font-variant="normal" fo:text-transform="none" fo:color="#373a3c" style:font-name="apple-system" fo:font-size="9pt" fo:letter-spacing="normal" fo:font-style="normal" fo:font-weight="normal" officeooo:rsid="002b5ac6"/>
    </style:style>
    <style:style style:name="T14" style:family="text">
      <style:text-properties fo:font-variant="normal" fo:text-transform="none" fo:color="#373a3c" style:font-name="apple-system" fo:font-size="9pt" fo:letter-spacing="normal" fo:font-style="normal" fo:font-weight="normal" officeooo:rsid="002c2c5f"/>
    </style:style>
    <style:style style:name="T15" style:family="text">
      <style:text-properties fo:font-variant="normal" fo:text-transform="none" fo:color="#373a3c" style:font-name="apple-system" fo:font-size="9pt" fo:letter-spacing="normal" fo:font-style="normal" fo:font-weight="normal" officeooo:rsid="002dc114"/>
    </style:style>
    <style:style style:name="T16" style:family="text">
      <style:text-properties fo:font-variant="normal" fo:text-transform="none" fo:color="#373a3c" style:font-name="apple-system" fo:font-size="9pt" fo:letter-spacing="normal" fo:font-style="normal" fo:font-weight="normal" officeooo:rsid="002e5766"/>
    </style:style>
    <style:style style:name="T17" style:family="text">
      <style:text-properties fo:font-variant="normal" fo:text-transform="none" fo:color="#373a3c" style:font-name="apple-system" fo:font-size="9pt" fo:letter-spacing="normal" fo:font-style="normal" fo:font-weight="normal" officeooo:rsid="002f46f4"/>
    </style:style>
    <style:style style:name="T18" style:family="text">
      <style:text-properties fo:font-variant="normal" fo:text-transform="none" fo:color="#373a3c" style:font-name="apple-system" fo:font-size="9pt" fo:letter-spacing="normal" fo:font-style="normal" fo:font-weight="normal" officeooo:rsid="002f581b"/>
    </style:style>
    <style:style style:name="T19" style:family="text">
      <style:text-properties fo:font-variant="normal" fo:text-transform="none" fo:color="#373a3c" style:font-name="apple-system" fo:font-size="9pt" fo:letter-spacing="normal" fo:font-style="normal" fo:font-weight="normal" officeooo:rsid="002f85ac"/>
    </style:style>
    <style:style style:name="T20" style:family="text">
      <style:text-properties fo:font-variant="normal" fo:text-transform="none" fo:color="#373a3c" style:font-name="apple-system" fo:font-size="9pt" fo:letter-spacing="normal" fo:font-style="normal" fo:font-weight="normal" officeooo:rsid="00316d1c"/>
    </style:style>
    <style:style style:name="T21" style:family="text">
      <style:text-properties fo:font-variant="normal" fo:text-transform="none" fo:color="#373a3c" style:font-name="apple-system" fo:font-size="9pt" fo:letter-spacing="normal" fo:font-style="normal" fo:font-weight="normal" officeooo:rsid="00321a07"/>
    </style:style>
    <style:style style:name="T22" style:family="text">
      <style:text-properties fo:font-variant="normal" fo:text-transform="none" fo:color="#373a3c" style:font-name="apple-system" fo:font-size="9pt" fo:letter-spacing="normal" fo:font-style="normal" fo:font-weight="normal" officeooo:rsid="0032e2e1"/>
    </style:style>
    <style:style style:name="T23" style:family="text">
      <style:text-properties fo:font-variant="normal" fo:text-transform="none" fo:color="#373a3c" style:font-name="apple-system" fo:font-size="9pt" fo:letter-spacing="normal" fo:font-style="normal" fo:font-weight="normal" officeooo:rsid="0034d7aa"/>
    </style:style>
    <style:style style:name="T24" style:family="text">
      <style:text-properties fo:font-variant="normal" fo:text-transform="none" fo:color="#373a3c" style:font-name="apple-system" fo:font-size="9pt" fo:letter-spacing="normal" fo:font-style="normal" fo:font-weight="normal" officeooo:rsid="00355cc1"/>
    </style:style>
    <style:style style:name="T25" style:family="text">
      <style:text-properties fo:font-variant="normal" fo:text-transform="none" fo:color="#373a3c" style:font-name="apple-system" fo:font-size="9pt" fo:letter-spacing="normal" fo:font-style="normal" fo:font-weight="normal" officeooo:rsid="0035d430"/>
    </style:style>
    <style:style style:name="T26" style:family="text">
      <style:text-properties fo:font-variant="normal" fo:text-transform="none" fo:color="#373a3c" style:font-name="apple-system" fo:font-size="9pt" fo:letter-spacing="normal" fo:font-style="normal" fo:font-weight="normal" officeooo:rsid="00381c8d"/>
    </style:style>
    <style:style style:name="T27" style:family="text">
      <style:text-properties fo:font-variant="normal" fo:text-transform="none" fo:color="#373a3c" style:font-name="apple-system" fo:font-size="9pt" fo:letter-spacing="normal" fo:font-style="normal" fo:font-weight="normal" officeooo:rsid="003af168"/>
    </style:style>
    <style:style style:name="T28" style:family="text">
      <style:text-properties fo:font-variant="normal" fo:text-transform="none" fo:color="#373a3c" style:font-name="apple-system" fo:font-size="9pt" fo:letter-spacing="normal" fo:font-style="normal" fo:font-weight="normal" officeooo:rsid="003c5d48"/>
    </style:style>
    <style:style style:name="T29" style:family="text">
      <style:text-properties fo:font-variant="normal" fo:text-transform="none" fo:color="#373a3c" style:font-name="apple-system" fo:font-size="9pt" fo:letter-spacing="normal" fo:font-style="normal" fo:font-weight="normal" officeooo:rsid="003e1d01"/>
    </style:style>
    <style:style style:name="T30" style:family="text">
      <style:text-properties fo:font-variant="normal" fo:text-transform="none" fo:color="#373a3c" style:font-name="apple-system" fo:font-size="9pt" fo:letter-spacing="normal" fo:font-style="normal" fo:font-weight="normal" officeooo:rsid="00400e74"/>
    </style:style>
    <style:style style:name="T31" style:family="text">
      <style:text-properties fo:font-variant="normal" fo:text-transform="none" fo:color="#373a3c" style:font-name="apple-system" fo:font-size="9pt" fo:letter-spacing="normal" fo:font-style="normal" officeooo:rsid="001efb9b"/>
    </style:style>
    <style:style style:name="T32" style:family="text">
      <style:text-properties fo:font-variant="normal" fo:text-transform="none" fo:color="#373a3c" style:font-name="apple-system" fo:font-size="9pt" fo:letter-spacing="normal" fo:font-style="normal" officeooo:rsid="00239d87"/>
    </style:style>
    <style:style style:name="T33" style:family="text">
      <style:text-properties officeooo:rsid="00183fc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c1671"/>
    </style:style>
    <style:style style:name="T36" style:family="text">
      <style:text-properties officeooo:rsid="001d9770"/>
    </style:style>
    <style:style style:name="T37" style:family="text">
      <style:text-properties officeooo:rsid="001efb9b"/>
    </style:style>
    <style:style style:name="T38" style:family="text">
      <style:text-properties officeooo:rsid="00239d87"/>
    </style:style>
    <style:style style:name="T39" style:family="text">
      <style:text-properties officeooo:rsid="002791c8"/>
    </style:style>
    <style:style style:name="T40" style:family="text">
      <style:text-properties officeooo:rsid="002b5ac6"/>
    </style:style>
    <style:style style:name="T41" style:family="text">
      <style:text-properties officeooo:rsid="002f46f4"/>
    </style:style>
    <style:style style:name="T42" style:family="text">
      <style:text-properties officeooo:rsid="0032e2e1"/>
    </style:style>
    <style:style style:name="T43" style:family="text">
      <style:text-properties officeooo:rsid="0034d7aa"/>
    </style:style>
    <style:style style:name="T44" style:family="text">
      <style:text-properties officeooo:rsid="00355cc1"/>
    </style:style>
    <style:style style:name="T45" style:family="text">
      <style:text-properties officeooo:rsid="0035d430"/>
    </style:style>
    <style:style style:name="T46" style:family="text">
      <style:text-properties officeooo:rsid="003af168"/>
    </style:style>
    <style:style style:name="T47" style:family="text">
      <style:text-properties officeooo:rsid="00400e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588588092767_20"/>Ejercicios SQL</text:h>
      <text:p text:style-name="P1"><text:span text:style-name="T34">Nombre</text:span>: Jose Manuel Monteagudo Sánchez</text:p>
      <text:p text:style-name="P1"><text:span text:style-name="T34">Fecha</text:span>: 0<text:span text:style-name="T47">6/</text:span>05/2020</text:p>
      <text:p text:style-name="P2"/>
      <text:p text:style-name="P3">-- Consultas simples</text:p>
      <text:p text:style-name="P6"><text:bookmark text:name="yui_3_13_0_2_1400497913618_280"/><text:span text:style-name="T34">1.</text:span> <text:span text:style-name="T34">Muestra 2*3 como cálculo usando tabla DUAL.</text:span></text:p>
      <text:p text:style-name="P12">SELECT 2*3</text:p>
      <text:p text:style-name="P12">FROM DUAL;</text:p>
      <text:p text:style-name="P6"><text:span text:style-name="T34">2</text:span>. <text:span text:style-name="T34">Muestra todas las oficinas.</text:span></text:p>
      <text:p text:style-name="P12">SELECT *</text:p>
      <text:p text:style-name="P12">FROM oficinas;</text:p>
      <text:p text:style-name="P4">3. Muestra todos los productos.</text:p>
      <text:p text:style-name="P13">SELECT *</text:p>
      <text:p text:style-name="P39"><text:span text:style-name="T3">FROM </text:span><text:span text:style-name="T4">productos</text:span><text:span text:style-name="T3">;</text:span></text:p>
      <text:p text:style-name="P4">4. Muestra ciudad y región de las oficinas.</text:p>
      <text:p text:style-name="P13">SELECT <text:span text:style-name="T35">ciudad, region</text:span></text:p>
      <text:p text:style-name="P13">FROM oficinas;</text:p>
      <text:p text:style-name="P4">5. Muestra nombre y edad (como años) de los empleados.</text:p>
      <text:p text:style-name="P13">SELECT <text:span text:style-name="T35">nombre, edad</text:span></text:p>
      <text:p text:style-name="P39"><text:span text:style-name="T3">FROM</text:span><text:span text:style-name="T4"> repventas</text:span><text:span text:style-name="T3">;</text:span></text:p>
      <text:p text:style-name="P6"><text:span text:style-name="T34">6.</text:span> <text:span text:style-name="T34">Obtener las regiones (distintas, sin repetir) de las oficinas.</text:span></text:p>
      <text:p text:style-name="P13">SELECT <text:span text:style-name="T35">DISTINCT region</text:span></text:p>
      <text:p text:style-name="P13">FROM oficinas;</text:p>
      <text:p text:style-name="P13"/>
      <text:p text:style-name="P4">7. Muestra todos los empleados.</text:p>
      <text:p text:style-name="P13">SELECT *</text:p>
      <text:p text:style-name="P39"><text:span text:style-name="T3">FROM </text:span><text:span text:style-name="T4">repventas</text:span><text:span text:style-name="T3">;</text:span></text:p>
      <text:p text:style-name="P39"><text:span text:style-name="T3"/></text:p>
      <text:p text:style-name="P4">8. Obtener todos los títulos (distintos) de lo empleados.</text:p>
      <text:p text:style-name="P14">SELECT <text:span text:style-name="T36">DISTINCT titulo</text:span></text:p>
      <text:p text:style-name="P14">FROM <text:span text:style-name="T36">repventas</text:span>;</text:p>
      <text:p text:style-name="P14"/>
      <text:p text:style-name="P4">9. Lista nombre y objetivo (diferencia entre cuota y ventas) de los empleados.</text:p>
      <text:p text:style-name="P40"><text:span text:style-name="T2">SELECT nombre, </text:span><text:span text:style-name="T5">ventas –</text:span><text:span text:style-name="T2"> </text:span><text:span text:style-name="T5">cuota</text:span></text:p>
      <text:p text:style-name="P8">FROM repventas;</text:p>
      <text:p text:style-name="P4"><text:soft-page-break/>10. Lista los nombres, oficinas y fechas de contrato de todos los vendedores</text:p>
      <text:p text:style-name="P40"><text:span text:style-name="T2">SELECT nombre, </text:span><text:span text:style-name="T5">oficinasrep, contrato</text:span></text:p>
      <text:p text:style-name="P62"><text:span text:style-name="T2">FROM repventas;</text:span><text:line-break/></text:p>
      <text:p text:style-name="P5">11. Lista la ciudad, objetivo y ventas de las oficinas</text:p>
      <text:p text:style-name="P40"><text:span text:style-name="T2">SELECT </text:span><text:span text:style-name="T5">ciudad</text:span><text:span text:style-name="T2">, </text:span><text:span text:style-name="T5">objetivo, ventas</text:span></text:p>
      <text:p text:style-name="P16">FROM oficinas;</text:p>
      <text:p text:style-name="P4">12. Lista los nombres, cuotas y directores de los vendedores</text:p>
      <text:p text:style-name="P41"><text:span text:style-name="T2">SELECT nombre, </text:span><text:span text:style-name="T6">cuota, director</text:span></text:p>
      <text:p text:style-name="P15">FROM repventas;</text:p>
      <text:p text:style-name="P4">13. Lista la ciudad, región y ventas de las oficinas</text:p>
      <text:p text:style-name="P42"><text:span text:style-name="T2">SELECT </text:span><text:span text:style-name="T5">ciudad</text:span><text:span text:style-name="T2">, </text:span><text:span text:style-name="T7">region,</text:span><text:span text:style-name="T5"> ventas</text:span></text:p>
      <text:p text:style-name="P17">FROM oficinas;</text:p>
      <text:p text:style-name="P4">14. Lista la ciudad, regi<text:span text:style-name="T33">ó</text:span>n y la diferencia entre ventas y objetivo (llámalo resultado) para cada oficina</text:p>
      <text:p text:style-name="P42"><text:span text:style-name="T2">SELECT </text:span><text:span text:style-name="T5">ciudad</text:span><text:span text:style-name="T2">, </text:span><text:span text:style-name="T7">region,</text:span><text:span text:style-name="T5"> ventas - </text:span><text:span text:style-name="T7">objetivo</text:span></text:p>
      <text:p text:style-name="P17">FROM oficinas;</text:p>
      <text:p text:style-name="P6"><text:span text:style-name="T34">15</text:span>. <text:span text:style-name="T34">Muestra los identificadores de cada producto, su descripción y valor (existencias por precio) de cada producto almacenado</text:span></text:p>
      <text:p text:style-name="P43"><text:span text:style-name="T2">SELECT </text:span><text:span text:style-name="T8">idproducto</text:span><text:span text:style-name="T2">, </text:span><text:span text:style-name="T8">descripcion</text:span><text:span text:style-name="T7">,</text:span><text:span text:style-name="T5"> </text:span><text:span text:style-name="T8">precio</text:span></text:p>
      <text:p text:style-name="P60"><text:span text:style-name="T31">FROM </text:span><text:span text:style-name="T32">productos</text:span><text:span text:style-name="T31">;</text:span></text:p>
      <text:p text:style-name="P4">16. Lista el nombre, el mes y el año de contrato de cada vendedor</text:p>
      <text:p text:style-name="P43"><text:span text:style-name="T2">SELECT </text:span><text:span text:style-name="T8">nombre</text:span><text:span text:style-name="T2">, </text:span><text:span text:style-name="T9">substring(contrato, 1, 7) <text:s/>AS contrato</text:span></text:p>
      <text:p text:style-name="P43"><text:span text:style-name="T5">FROM </text:span><text:span text:style-name="T8">repventas</text:span><text:span text:style-name="T5">;</text:span></text:p>
      <text:p text:style-name="P4">17. Lista las ventas para cada ciudad apareciendo en medio el mensaje ‘tiene ventas de’</text:p>
      <text:p text:style-name="P44"><text:span text:style-name="T2">SELECT </text:span><text:span text:style-name="T10">ciudad</text:span><text:span text:style-name="T2">, </text:span><text:span text:style-name="T9">‘</text:span><text:span text:style-name="T10">tiene ventas de’, ventas</text:span></text:p>
      <text:p text:style-name="P44"><text:span text:style-name="T5">FROM </text:span><text:span text:style-name="T10">oficinas</text:span><text:span text:style-name="T5">;</text:span></text:p>
      <text:p text:style-name="P38"><text:span text:style-name="Strong_20_Emphasis"><text:span text:style-name="T1">-- WHERE</text:span></text:span></text:p>
      <text:p text:style-name="P38"><text:span text:style-name="Strong_20_Emphasis"><text:span text:style-name="T1">-- &gt;,&lt;,=</text:span></text:span></text:p>
      <text:p text:style-name="P4">18. Listar oficinas cuyas ventas exceden el objetivo</text:p>
      <text:p text:style-name="P45"><text:span text:style-name="T2">SELECT </text:span><text:span text:style-name="T11">oficina</text:span></text:p>
      <text:p text:style-name="P45"><text:span text:style-name="T11">FR</text:span><text:span text:style-name="T5">OM </text:span><text:span text:style-name="T10">oficinas</text:span></text:p>
      <text:p text:style-name="P61"><text:span text:style-name="T5">W</text:span><text:span text:style-name="T2">HERE</text:span></text:p>
      <text:p text:style-name="P18">ventas &gt; objetivo;</text:p>
      <text:p text:style-name="P18"/>
      <text:p text:style-name="P18"/>
      <text:p text:style-name="P18"/>
      <text:p text:style-name="P4"><text:soft-page-break/>19. Mostrar el nombre, cuota y ventas del vendedor número 105</text:p>
      <text:p text:style-name="P46"><text:span text:style-name="T2">SELECT </text:span><text:span text:style-name="T12">nombre, cuota, ventas</text:span></text:p>
      <text:p text:style-name="P46"><text:span text:style-name="T5">FROM </text:span><text:span text:style-name="T12">repventas</text:span></text:p>
      <text:p text:style-name="P19">WHERE</text:p>
      <text:p text:style-name="P46"><text:span text:style-name="T12">numempl = 105</text:span><text:span text:style-name="T5">;</text:span></text:p>
      <text:p text:style-name="P4">20. Listar nombre y ventas de los empleados que están dirigidos por el empleado número 104</text:p>
      <text:p text:style-name="P46"><text:span text:style-name="T2">SELECT </text:span><text:span text:style-name="T12">nombre, ventas</text:span></text:p>
      <text:p text:style-name="P46"><text:span text:style-name="T5">FROM </text:span><text:span text:style-name="T12">repventas</text:span></text:p>
      <text:p text:style-name="P19">WHERE</text:p>
      <text:p text:style-name="P7"><text:span text:style-name="T39">numempl = 105</text:span><text:span text:style-name="T37">;</text:span></text:p>
      <text:p text:style-name="P4">21. Lista de los vendedores contratados antes de 2006</text:p>
      <text:p text:style-name="P47"><text:span text:style-name="T2">SELECT </text:span><text:span text:style-name="T8">nombre</text:span></text:p>
      <text:p text:style-name="P9"><text:span text:style-name="T37">FROM </text:span><text:span text:style-name="T38">repventas</text:span></text:p>
      <text:p text:style-name="P20">WHERE</text:p>
      <text:p text:style-name="P33">contrato &lt; ‘2006-01-01’ ;</text:p>
      <text:p text:style-name="P4">22. Lista oficinas cuyas ventas están por debajo del 80% del objetivo</text:p>
      <text:p text:style-name="P47"><text:span text:style-name="T2">SELECT </text:span><text:span text:style-name="T13">oficina</text:span></text:p>
      <text:p text:style-name="P47"><text:span text:style-name="T5">FROM </text:span><text:span text:style-name="T13">oficinas</text:span></text:p>
      <text:p text:style-name="P20">WHERE</text:p>
      <text:p text:style-name="P9"><text:span text:style-name="T40">ventas &lt; objetivo * 0.8 </text:span><text:span text:style-name="T37">;</text:span></text:p>
      <text:p text:style-name="P4">23. Lista de oficinas no dirigidas por el empleado 108</text:p>
      <text:p text:style-name="P48"><text:span text:style-name="T2">SELECT </text:span><text:span text:style-name="T14">oficina</text:span></text:p>
      <text:p text:style-name="P48"><text:span text:style-name="T5">FROM </text:span><text:span text:style-name="T14">oficinas</text:span></text:p>
      <text:p text:style-name="P21">WHERE</text:p>
      <text:p text:style-name="P30">dir != 108;</text:p>
      <text:p text:style-name="P4">24. Seleccionar el nombre y límite de crédito del cliente número 2107</text:p>
      <text:p text:style-name="P49"><text:span text:style-name="T2">SELECT </text:span><text:span text:style-name="T15">empresa, limitecredito</text:span></text:p>
      <text:p text:style-name="P49"><text:span text:style-name="T5">FROM </text:span><text:span text:style-name="T15">clientes</text:span></text:p>
      <text:p text:style-name="P22">WHERE</text:p>
      <text:p text:style-name="P49"><text:span text:style-name="T15">numclie </text:span><text:span text:style-name="T14">= </text:span><text:span text:style-name="T15">2107 </text:span><text:span text:style-name="T14">;</text:span></text:p>
      <text:p text:style-name="P4">25. Lista de nombres de vendedores que superan sus ventas las cuotas</text:p>
      <text:p text:style-name="P50"><text:span text:style-name="T2">SELECT </text:span><text:span text:style-name="T16">nombre</text:span><text:span text:style-name="T15">,</text:span></text:p>
      <text:p text:style-name="P50"><text:span text:style-name="T5">FROM </text:span><text:span text:style-name="T16">repventas</text:span></text:p>
      <text:p text:style-name="P23">WHERE</text:p>
      <text:p text:style-name="P31">ventas &gt; cuota;</text:p>
      <text:p text:style-name="P4"><text:soft-page-break/>26. Lista de nombres de vendedores que no superan sus ventas las cuotas</text:p>
      <text:p text:style-name="P51"><text:span text:style-name="T2">SELECT </text:span><text:span text:style-name="T16">nombre</text:span><text:span text:style-name="T15">,</text:span></text:p>
      <text:p text:style-name="P51"><text:span text:style-name="T5">FROM </text:span><text:span text:style-name="T16">repventas</text:span></text:p>
      <text:p text:style-name="P24">WHERE</text:p>
      <text:p text:style-name="P32">ventas <text:span text:style-name="T41">&lt;</text:span> cuota;</text:p>
      <text:p text:style-name="P4">27. Lista la ciudad, objetivo y ventas de las oficinas de la región ‘Este’</text:p>
      <text:p text:style-name="P51"><text:span text:style-name="T2">SELECT </text:span><text:span text:style-name="T17">ciudad</text:span><text:span text:style-name="T15">, </text:span><text:span text:style-name="T17">objetivo, ventas</text:span></text:p>
      <text:p text:style-name="P51"><text:span text:style-name="T5">FROM </text:span><text:span text:style-name="T17">oficinas</text:span></text:p>
      <text:p text:style-name="P24">WHERE</text:p>
      <text:p text:style-name="P51"><text:span text:style-name="T17">region = ‘Este’</text:span><text:span text:style-name="T16"> ;</text:span></text:p>
      <text:p text:style-name="P4">28. Mostrar el nombre, cuota y ventas del vendedor número 107</text:p>
      <text:p text:style-name="P52"><text:span text:style-name="T2">SELECT </text:span><text:span text:style-name="T18">nombre, cuota, ventas</text:span></text:p>
      <text:p text:style-name="P52"><text:span text:style-name="T5">FROM </text:span><text:span text:style-name="T18">repventas</text:span></text:p>
      <text:p text:style-name="P25">WHERE</text:p>
      <text:p text:style-name="P52"><text:span text:style-name="T18">numempl</text:span><text:span text:style-name="T14"> = 10</text:span><text:span text:style-name="T18">7</text:span><text:span text:style-name="T14">;</text:span></text:p>
      <text:p text:style-name="P4">29. Lista el nombre y fecha de contrato de los vendedores con ventas superiores a 500000</text:p>
      <text:p text:style-name="P52"><text:span text:style-name="T2">SELECT </text:span><text:span text:style-name="T18">nombre, contrato</text:span></text:p>
      <text:p text:style-name="P52"><text:span text:style-name="T5">FROM </text:span><text:span text:style-name="T18">repventas</text:span></text:p>
      <text:p text:style-name="P25">WHERE</text:p>
      <text:p text:style-name="P52"><text:span text:style-name="T18">ventas</text:span><text:span text:style-name="T14"> </text:span><text:span text:style-name="T18">&gt;</text:span><text:span text:style-name="T14"> </text:span><text:span text:style-name="T18">500000</text:span><text:span text:style-name="T14">;</text:span></text:p>
      <text:p text:style-name="P38"><text:span text:style-name="Strong_20_Emphasis"><text:span text:style-name="T1">-- IS NULL</text:span></text:span></text:p>
      <text:p text:style-name="P6"><text:span text:style-name="T34">30</text:span>. <text:span text:style-name="T34">Listar empleados que no tienen director</text:span></text:p>
      <text:p text:style-name="P52"><text:span text:style-name="T2">SELECT </text:span><text:span text:style-name="T18">nombre</text:span></text:p>
      <text:p text:style-name="P52"><text:span text:style-name="T5">FROM </text:span><text:span text:style-name="T18">repventas</text:span></text:p>
      <text:p text:style-name="P25">WHERE</text:p>
      <text:p text:style-name="P52"><text:span text:style-name="T18">director IS NULL</text:span><text:span text:style-name="T14"> ;</text:span></text:p>
      <text:p text:style-name="P4">31. Listar empleados que no tienen oficina asignada</text:p>
      <text:p text:style-name="P52"><text:span text:style-name="T2">SELECT </text:span><text:span text:style-name="T18">nombre</text:span></text:p>
      <text:p text:style-name="P52"><text:span text:style-name="T5">FROM </text:span><text:span text:style-name="T18">repventas</text:span></text:p>
      <text:p text:style-name="P25">WHERE</text:p>
      <text:p text:style-name="P52"><text:span text:style-name="T18">oficinarep IS NULL</text:span><text:span text:style-name="T14"> ;</text:span></text:p>
      <text:p text:style-name="P63"/>
      <text:p text:style-name="P63"/>
      <text:p text:style-name="P63"/>
      <text:p text:style-name="P63"/>
      <text:p text:style-name="P38"><text:soft-page-break/><text:span text:style-name="Strong_20_Emphasis"><text:span text:style-name="T1">-- BETWEEN</text:span></text:span></text:p>
      <text:p text:style-name="P4">32. Hallar los números de los pedidos realizados en enero de 2008</text:p>
      <text:p text:style-name="P52"><text:span text:style-name="T2">SELECT </text:span><text:span text:style-name="T20">numpedido</text:span></text:p>
      <text:p text:style-name="P52"><text:span text:style-name="T5">FROM </text:span><text:span text:style-name="T20">pedidos</text:span></text:p>
      <text:p text:style-name="P25">WHERE</text:p>
      <text:p text:style-name="P52"><text:span text:style-name="T21">fechapedido</text:span><text:span text:style-name="T18"> </text:span><text:span text:style-name="T21">BETWEEN ‘2008-01-01’ AND ‘2008-01-31’</text:span><text:span text:style-name="T14"> ;</text:span></text:p>
      <text:p text:style-name="P4">33.Hallar el número e importe de los pedidos cuyo importe está entre 20000 y 30000</text:p>
      <text:p text:style-name="P53"><text:span text:style-name="T2">SELECT </text:span><text:span text:style-name="T19">numpedido, importe</text:span></text:p>
      <text:p text:style-name="P53"><text:span text:style-name="T5">FROM </text:span><text:span text:style-name="T19">pedidos</text:span></text:p>
      <text:p text:style-name="P26">WHERE</text:p>
      <text:p text:style-name="P53"><text:span text:style-name="T19">importe</text:span><text:span text:style-name="T18"> </text:span><text:span text:style-name="T19">BETWEEN 20000 AND 30000</text:span><text:span text:style-name="T14">;</text:span></text:p>
      <text:p text:style-name="P4">34. Listar el nombre de los vendedores cuyas ventas están entre el 70 y el 90 por ciento de su cuota</text:p>
      <text:p text:style-name="P53"><text:span text:style-name="T2">SELECT </text:span><text:span text:style-name="T19">nombre</text:span></text:p>
      <text:p text:style-name="P53"><text:span text:style-name="T5">FROM </text:span><text:span text:style-name="T19">repventas</text:span></text:p>
      <text:p text:style-name="P26">WHERE</text:p>
      <text:p text:style-name="P53"><text:span text:style-name="T19">ventas</text:span><text:span text:style-name="T18"> </text:span><text:span text:style-name="T19">BETWEEN cuota * 0.7 AND cuota * 0.9 </text:span><text:span text:style-name="T14">;</text:span></text:p>
      <text:p text:style-name="P38"><text:span text:style-name="Strong_20_Emphasis"><text:span text:style-name="T1">-- IN</text:span></text:span></text:p>
      <text:p text:style-name="P4">35. Lista los vendedores que trabajan en New York, Chicago o Atlanta</text:p>
      <text:p text:style-name="P54"><text:span text:style-name="T2">SELECT </text:span><text:span text:style-name="T19">nombre</text:span></text:p>
      <text:p text:style-name="P54"><text:span text:style-name="T5">FROM </text:span><text:span text:style-name="T19">repventas, </text:span><text:span text:style-name="T22">oficinas</text:span></text:p>
      <text:p text:style-name="P27">WHERE</text:p>
      <text:p text:style-name="P64">(oficinarep=oficina) AND ciudad IN ( 'New York', 'Chicago', 'Atlanta' <text:s/>) ;</text:p>
      <text:p text:style-name="P4">36. Listar los números de los pedidos obtenidos por los vendedores 107,109,101 y 104</text:p>
      <text:p text:style-name="P55"><text:span text:style-name="T2">SELECT </text:span><text:span text:style-name="T23">numpedido</text:span></text:p>
      <text:p text:style-name="P55"><text:span text:style-name="T5">FROM </text:span><text:span text:style-name="T23">pedidos</text:span><text:span text:style-name="T19">, </text:span><text:span text:style-name="T23">repventas</text:span></text:p>
      <text:p text:style-name="P28">WHERE</text:p>
      <text:p text:style-name="P55"><text:span text:style-name="T22">(</text:span><text:span text:style-name="T23">rep</text:span><text:span text:style-name="T22">=</text:span><text:span text:style-name="T23">numempl</text:span><text:span text:style-name="T22">) AND </text:span><text:span text:style-name="T23">numempl</text:span><text:span text:style-name="T22"> IN ( <text:s/>'107', '109', '101', '104' <text:s/>) ;</text:span></text:p>
      <text:p text:style-name="P4">-------&gt;Más avanzado:pedidos de empleados de más de 40 años</text:p>
      <text:p text:style-name="P56"><text:span text:style-name="T2">SELECT </text:span><text:span text:style-name="T23">numpedido</text:span></text:p>
      <text:p text:style-name="P56"><text:span text:style-name="T5">FROM </text:span><text:span text:style-name="T23">pedidos</text:span><text:span text:style-name="T19">, </text:span><text:span text:style-name="T23">repventas</text:span></text:p>
      <text:p text:style-name="P29">WHERE</text:p>
      <text:p text:style-name="P10"><text:span text:style-name="T42">(</text:span><text:span text:style-name="T43">rep</text:span><text:span text:style-name="T42">=</text:span><text:span text:style-name="T43">numempl</text:span><text:span text:style-name="T42">) AND </text:span><text:span text:style-name="T44">edad &gt; 40 ;</text:span></text:p>
      <text:p text:style-name="P10"/>
      <text:p text:style-name="P10"/>
      <text:p text:style-name="P10"/>
      <text:p text:style-name="P38"><text:soft-page-break/><text:span text:style-name="Strong_20_Emphasis"><text:span text:style-name="T1">-- LIKE</text:span></text:span></text:p>
      <text:p text:style-name="P4">37. Mostrar el límite de crédito de Ace International</text:p>
      <text:p text:style-name="P34">SELECT limitecredito</text:p>
      <text:p text:style-name="P34">FROM clientes</text:p>
      <text:p text:style-name="P34">WHERE</text:p>
      <text:p text:style-name="P34">empresa <text:span text:style-name="T45">LIKE </text:span><text:s/>‘Ace International’ ;</text:p>
      <text:p text:style-name="P4">38. Mostrar los nombres de los clientes que son “Inc.”</text:p>
      <text:p text:style-name="P57"><text:span text:style-name="T24">SELECT </text:span><text:span text:style-name="T25">empresa</text:span></text:p>
      <text:p text:style-name="P35">FROM clientes</text:p>
      <text:p text:style-name="P35">WHERE</text:p>
      <text:p text:style-name="P35"><text:span text:style-name="T24">empresa </text:span><text:span text:style-name="T45">LIKE </text:span><text:span text:style-name="T24"><text:s/>‘%</text:span><text:span text:style-name="T45">Inc.</text:span><text:span text:style-name="T24">’ ;</text:span></text:p>
      <text:p text:style-name="P38"><text:span text:style-name="Strong_20_Emphasis"><text:span text:style-name="T1">-- AND,OR,NOT</text:span></text:span></text:p>
      <text:p text:style-name="P4">39. Listar los nombres de los vendedores que están por debajo de la cuota o con ventas inferiores a 300000 euros</text:p>
      <text:p text:style-name="P58"><text:span text:style-name="T24">SELECT </text:span><text:span text:style-name="T26">nombre</text:span></text:p>
      <text:p text:style-name="P58"><text:span text:style-name="T24">FROM </text:span><text:span text:style-name="T26">repventas</text:span></text:p>
      <text:p text:style-name="P36">WHERE</text:p>
      <text:p text:style-name="P36">(cuota <text:span text:style-name="T46">&gt;</text:span> ventas) OR (ventas &lt; 300000) ;</text:p>
      <text:p text:style-name="P4">40. Listar los nombres de los vendedores que están por debajo de la cuota y con ventas inferiores a 300000 euros</text:p>
      <text:p text:style-name="P59"><text:span text:style-name="T24">SELECT </text:span><text:span text:style-name="T26">nombre</text:span></text:p>
      <text:p text:style-name="P59"><text:span text:style-name="T24">FROM </text:span><text:span text:style-name="T26">repventas</text:span></text:p>
      <text:p text:style-name="P37">WHERE</text:p>
      <text:p text:style-name="P59"><text:span text:style-name="T24">(cuota </text:span><text:span text:style-name="T27">&gt;</text:span><text:span text:style-name="T24"> ventas) </text:span><text:span text:style-name="T27">AND</text:span><text:span text:style-name="T24"> (ventas &lt; 300000) ;</text:span></text:p>
      <text:p text:style-name="P4">41. Listar los nombres de los vendedores que están por debajo de la cuota pero cuyas ventas no son inferiores a 300000 euros</text:p>
      <text:p text:style-name="P59"><text:span text:style-name="T24">SELECT </text:span><text:span text:style-name="T26">nombre</text:span></text:p>
      <text:p text:style-name="P59"><text:span text:style-name="T24">FROM </text:span><text:span text:style-name="T26">repventas</text:span></text:p>
      <text:p text:style-name="P37">WHERE</text:p>
      <text:p text:style-name="P11"><text:span text:style-name="T44">(cuota </text:span><text:span text:style-name="T46">&gt;</text:span><text:span text:style-name="T44"> ventas) </text:span><text:span text:style-name="T46">AND NOT</text:span><text:span text:style-name="T44"> (ventas &lt; 300000) 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7"><text:soft-page-break/>42. Hallar todos los vendedores que cumplen todo lo siguiente a la vez:</text:p>
      <text:p text:style-name="P77">a)Trabajan en Denver, New York o Chicago</text:p>
      <text:p text:style-name="P77">b)Su contrato es posterior a 2005</text:p>
      <text:p text:style-name="P77">c) Sus ventas están por encima de la cuota</text:p>
      <text:p text:style-name="P73"><text:span text:style-name="T2">SELECT </text:span><text:span text:style-name="T19">nombre</text:span></text:p>
      <text:p text:style-name="P73"><text:span text:style-name="T5">FROM </text:span><text:span text:style-name="T19">repventas </text:span><text:span text:style-name="T29">AS R</text:span><text:span text:style-name="T19">, </text:span><text:span text:style-name="T22">oficinas</text:span></text:p>
      <text:p text:style-name="P66">WHERE</text:p>
      <text:p text:style-name="P73"><text:span text:style-name="T22">(oficinarep=oficina) AND ciudad IN ( 'New York', 'Chicago', '</text:span><text:span text:style-name="T28">Denver</text:span><text:span text:style-name="T22">' <text:s/>) </text:span></text:p>
      <text:p text:style-name="P73"><text:span text:style-name="T28">AND </text:span><text:span text:style-name="T9">substring(contrato, 1, </text:span><text:span text:style-name="T28">4</text:span><text:span text:style-name="T9">) </text:span><text:span text:style-name="T28">&gt;= ‘2005’</text:span></text:p>
      <text:p text:style-name="P73"><text:span text:style-name="T28">AND </text:span><text:span text:style-name="T22"><text:s/></text:span><text:span text:style-name="T29">R.</text:span><text:span text:style-name="T28">ventas &gt; cuota </text:span><text:span text:style-name="T22">;</text:span></text:p>
      <text:p text:style-name="P38"><text:span text:style-name="Strong_20_Emphasis"><text:span text:style-name="T1">-- ORDER BY</text:span></text:span></text:p>
      <text:p text:style-name="P4">43. Lista los nombres de los empleados ordenados ascendentemente</text:p>
      <text:p text:style-name="P74"><text:span text:style-name="T24">SELECT </text:span><text:span text:style-name="T26">nombre</text:span></text:p>
      <text:p text:style-name="P74"><text:span text:style-name="T24">FROM </text:span><text:span text:style-name="T26">repventas</text:span></text:p>
      <text:p text:style-name="P74"><text:span text:style-name="T29">ORDER BY nombre ASC;</text:span></text:p>
      <text:p text:style-name="P4">44. Lista los nombres de los empleados por edad ascendente.</text:p>
      <text:p text:style-name="P74"><text:span text:style-name="T24">SELECT </text:span><text:span text:style-name="T26">nombre</text:span></text:p>
      <text:p text:style-name="P74"><text:span text:style-name="T24">FROM </text:span><text:span text:style-name="T26">repventas</text:span></text:p>
      <text:p text:style-name="P67">ORDER BY edad ASC;</text:p>
      <text:p text:style-name="P4">45. Lista los nombres y edad de los empleados por edad descendente.</text:p>
      <text:p text:style-name="P74"><text:span text:style-name="T24">SELECT </text:span><text:span text:style-name="T26">nombre, </text:span><text:span text:style-name="T29">edad</text:span></text:p>
      <text:p text:style-name="P74"><text:span text:style-name="T24">FROM </text:span><text:span text:style-name="T26">repventas</text:span></text:p>
      <text:p text:style-name="P67">ORDER BY edad DESC;</text:p>
      <text:p text:style-name="P4">46. Lista las regiones ascendentemente y ciudades descendentemente de las oficinas</text:p>
      <text:p text:style-name="P68">SELECT region, ciudad</text:p>
      <text:p text:style-name="P68">FROM oficinas</text:p>
      <text:p text:style-name="P68">ORDER BY region ASC, ciudad DESC;</text:p>
      <text:p text:style-name="P4">47. Lista la ciudad, objetivo y ventas de las oficinas de la región ‘Este’ cuyas ventas exceden a sus objetivos, ordenadas alfabéticamente por ciudad</text:p>
      <text:p text:style-name="P68">SELECT ciudad, objetivo, ventas</text:p>
      <text:p text:style-name="P68">FROM oficinas</text:p>
      <text:p text:style-name="P68">WHERE region = ‘Este’ AND ventas &gt; objetivo</text:p>
      <text:p text:style-name="P68">ORDER BY ciudad ASC;</text:p>
      <text:p text:style-name="P4">48. Listar ciudades y resultado (ventas-objetivo) descendente por resultado.</text:p>
      <text:p text:style-name="P68">SELECT ciudad, ventas-objetivo AS resultado</text:p>
      <text:p text:style-name="P68">FROM oficinas</text:p>
      <text:p text:style-name="P75"><text:span text:style-name="T30">ORDER BY resultado DESC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2:36:47.610000000</meta:creation-date>
    <dc:date>2020-05-06T17:43:37.596000000</dc:date>
    <meta:editing-duration>PT2H58M5S</meta:editing-duration>
    <meta:editing-cycles>23</meta:editing-cycles>
    <meta:generator>LibreOffice/6.4.3.2$Windows_X86_64 LibreOffice_project/747b5d0ebf89f41c860ec2a39efd7cb15b54f2d8</meta:generator>
    <meta:document-statistic meta:table-count="0" meta:image-count="0" meta:object-count="0" meta:page-count="7" meta:paragraph-count="223" meta:word-count="1109" meta:character-count="6632" meta:non-whitespace-character-count="5736"/>
  </office:meta>
</office:document-meta>
</file>